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93A000007DF80C83F9E.png"/>
  <manifest:file-entry manifest:media-type="image/png" manifest:full-path="Pictures/1000000000000008000000089EFC5B24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Impact"/>
    </style:style>
    <style:style style:name="T1" style:family="text">
      <style:text-properties fo:color="#0066cc" fo:font-size="26pt" style:font-size-asian="26pt" style:font-size-complex="26pt"/>
    </style:style>
    <style:style style:name="T2" style:family="text">
      <style:text-properties fo:color="#0066cc"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4cm" svg:stroke-color="#000000" draw:marker-start-width="1.55cm" draw:marker-end-width="1.55cm" draw:fill="bitmap" draw:fill-image-name="Empty" draw:textarea-horizontal-align="justify" draw:textarea-vertical-align="middle" draw:auto-grow-height="false" fo:min-height="0cm" fo:min-width="0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3.826cm" svg:y="1.476cm" svg:width="10.291cm" svg:height="8.779cm" draw:z-index="1"><draw:image xlink:href="Pictures/100000000000093A000007DF80C83F9E.png" xlink:type="simple" xlink:show="embed" xlink:actuate="onLoad"/></draw:frame><draw:custom-shape text:anchor-type="paragraph" draw:z-index="0" draw:style-name="gr1" svg:width="17.925cm" svg:height="11.759cm" svg:x="0.023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s2" text:anchor-type="paragraph" svg:x="3.826cm" svg:y="1.476cm" svg:width="10.291cm" svg:height="8.779cm" draw:z-index="3"><draw:image xlink:href="Pictures/100000000000093A000007DF80C83F9E.png" xlink:type="simple" xlink:show="embed" xlink:actuate="onLoad"/></draw:frame><draw:custom-shape text:anchor-type="paragraph" draw:z-index="2" draw:style-name="gr1" svg:width="17.925cm" svg:height="11.759cm" svg:x="0.023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11T07:40:25</meta:creation-date>
    <dc:date>2017-09-11T08:04:00</dc:date>
    <dc:creator>Antony Auffret</dc:creator>
    <meta:editing-duration>PT23M36S</meta:editing-duration>
    <meta:editing-cycles>4</meta:editing-cycles>
    <meta:generator>OpenOffice/4.1.3$Unix OpenOffice.org_project/413m1$Build-9783</meta:generator>
    <meta:document-statistic meta:table-count="0" meta:image-count="2" meta:object-count="0" meta:page-count="2" meta:paragraph-count="0" meta:word-count="0" meta:character-count="0"/>
  </office:meta>
</office:document-meta>
</file>